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92dd5" officeooo:paragraph-rsid="00192dd5" style:font-size-asian="60pt" style:font-size-complex="6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2dd5" officeooo:paragraph-rsid="00192dd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92dd5" officeooo:paragraph-rsid="00192dd5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20pt" officeooo:rsid="00192dd5" officeooo:paragraph-rsid="00192dd5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92dd5" officeooo:paragraph-rsid="00192dd5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officeooo:rsid="00192dd5" officeooo:paragraph-rsid="00192dd5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92dd5" officeooo:paragraph-rsid="001add2b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add2b" officeooo:paragraph-rsid="001add2b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92dd5" officeooo:paragraph-rsid="00192dd5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99dd8" officeooo:paragraph-rsid="00199dd8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add2b" officeooo:paragraph-rsid="001add2b" style:font-size-asian="16pt" style:font-size-complex="16pt"/>
    </style:style>
    <style:style style:name="P1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f8f8f2" style:font-name="Droid Sans Mono" fo:font-size="12pt" fo:font-weight="normal" officeooo:rsid="00199dd8" officeooo:paragraph-rsid="00199dd8" fo:background-color="#282a3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99dd8" officeooo:paragraph-rsid="00192dd5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99dd8" officeooo:paragraph-rsid="00199dd8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92dd5" officeooo:paragraph-rsid="00192dd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b8196" officeooo:paragraph-rsid="001b8196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b8196" officeooo:paragraph-rsid="001cd3f2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1b8196" officeooo:paragraph-rsid="001ce3a4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cd3f2" officeooo:paragraph-rsid="001cd3f2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1cd3f2" officeooo:paragraph-rsid="001ce3a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1cd3f2" officeooo:paragraph-rsid="001e739b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1ce3a4" officeooo:paragraph-rsid="001ce3a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20pt" officeooo:rsid="00192dd5" officeooo:paragraph-rsid="00192dd5" style:font-size-asian="17.5pt" style:font-size-complex="20pt"/>
    </style:style>
    <style:style style:name="P24" style:family="paragraph" style:parent-style-name="Standard">
      <style:paragraph-properties fo:text-align="start" style:justify-single-word="false"/>
      <style:text-properties fo:font-size="20pt" officeooo:rsid="00192dd5" officeooo:paragraph-rsid="001ce3a4" style:font-size-asian="17.5pt" style:font-size-complex="20pt"/>
    </style:style>
    <style:style style:name="P25" style:family="paragraph" style:parent-style-name="Standard">
      <style:paragraph-properties fo:text-align="center" style:justify-single-word="false"/>
      <style:text-properties fo:font-size="20pt" officeooo:rsid="001b8196" officeooo:paragraph-rsid="001b8196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fo:font-size="20pt" officeooo:rsid="001b8196" officeooo:paragraph-rsid="001b8196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fo:font-size="20pt" officeooo:rsid="001cd3f2" officeooo:paragraph-rsid="001cd3f2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fo:font-size="20pt" officeooo:rsid="001cd3f2" officeooo:paragraph-rsid="001cd3f2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fo:font-size="20pt" officeooo:rsid="001ce3a4" officeooo:paragraph-rsid="001ce3a4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fo:font-size="20pt" officeooo:rsid="001ce3a4" officeooo:paragraph-rsid="001ce3a4" style:font-size-asian="20pt" style:font-size-complex="20pt"/>
    </style:style>
    <style:style style:name="P31" style:family="paragraph" style:parent-style-name="Standard">
      <style:paragraph-properties fo:margin-top="0.6cm" fo:margin-bottom="0.6cm" loext:contextual-spacing="false" fo:line-height="100%" fo:text-align="start" style:justify-single-word="false"/>
      <style:text-properties fo:font-size="16pt" officeooo:rsid="001b8196" officeooo:paragraph-rsid="001cd3f2" style:font-size-asian="16pt" style:font-size-complex="16pt"/>
    </style:style>
    <style:style style:name="T1" style:family="text">
      <style:text-properties officeooo:rsid="00192dd5"/>
    </style:style>
    <style:style style:name="T2" style:family="text">
      <style:text-properties fo:font-size="14pt" style:font-size-complex="14pt"/>
    </style:style>
    <style:style style:name="T3" style:family="text">
      <style:text-properties officeooo:rsid="00199dd8"/>
    </style:style>
    <style:style style:name="T4" style:family="text">
      <style:text-properties fo:color="#ff79c6"/>
    </style:style>
    <style:style style:name="T5" style:family="text">
      <style:text-properties fo:color="#50fa7b" fo:font-style="italic"/>
    </style:style>
    <style:style style:name="T6" style:family="text">
      <style:text-properties fo:color="#e9f284"/>
    </style:style>
    <style:style style:name="T7" style:family="text">
      <style:text-properties fo:color="#f1fa8c"/>
    </style:style>
    <style:style style:name="T8" style:family="text">
      <style:text-properties officeooo:rsid="001add2b"/>
    </style:style>
    <style:style style:name="T9" style:family="text">
      <style:text-properties officeooo:rsid="001b8196"/>
    </style:style>
    <style:style style:name="T10" style:family="text">
      <style:text-properties officeooo:rsid="001cd3f2"/>
    </style:style>
    <style:style style:name="T11" style:family="text">
      <style:text-properties officeooo:rsid="001ce3a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1e73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ILWIND CSS</text:p>
      <text:p text:style-name="P2"/>
      <text:p text:style-name="P2"/>
      <text:p text:style-name="P3">Index</text:p>
      <text:p text:style-name="P4"/>
      <text:p text:style-name="P4">Sr No <text:s text:c="35"/>Title <text:s text:c="31"/>Pg No</text:p>
      <text:p text:style-name="P24"><text:s text:c="2"/></text:p>
      <text:p text:style-name="P24"><text:s text:c="2"/>1 <text:s text:c="34"/>Installation <text:s text:c="31"/><text:span text:style-name="T9">3</text:span></text:p>
      <text:p text:style-name="P4"/>
      <text:p text:style-name="P4"><text:s text:c="2"/><text:span text:style-name="T9">2 <text:s text:c="28"/>Margin &amp; Padding <text:s text:c="25"/>5</text:span></text:p>
      <text:p text:style-name="P4"/>
      <text:p text:style-name="P4"><text:s text:c="2"/><text:span text:style-name="T9">3 <text:s text:c="33"/></text:span><text:span text:style-name="T10">Box Sizing <text:s text:c="32"/>7</text:span></text:p>
      <text:p text:style-name="P4"/>
      <text:p text:style-name="P4"><text:s/><text:span text:style-name="T11">4 <text:s text:c="37"/>Display <text:s text:c="34"/>8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>Tailwind Installtion</text:p>
      <text:p text:style-name="P4"/>
      <text:p text:style-name="P6">There are <text:span text:style-name="T8">3</text:span> ways of Using Tailwind :</text:p>
      <text:p text:style-name="P6">1) via NPM</text:p>
      <text:p text:style-name="P7">2) <text:span text:style-name="T8">via Tailwind CLI</text:span></text:p>
      <text:p text:style-name="P8">3) <text:span text:style-name="T1">via CDN</text:span></text:p>
      <text:p text:style-name="P6"/>
      <text:p text:style-name="P6"/>
      <text:p text:style-name="P6">1) via NPM</text:p>
      <text:p text:style-name="P6"/>
      <text:p text:style-name="P6">step 1) First we have to create an package.json <text:span text:style-name="T3">file</text:span> <text:span text:style-name="T3">in a Folder</text:span> using:</text:p>
      <text:p text:style-name="P6"><text:tab/> <text:s/>npm init -y</text:p>
      <text:p text:style-name="P6"/>
      <text:p text:style-name="P6">step 2) Then Install Tailwind <text:span text:style-name="T3">in your Folder </text:span>using command:</text:p>
      <text:p text:style-name="P6"><text:s text:c="11"/><text:span text:style-name="T2">npm install -D </text:span><text:a xlink:type="simple" xlink:href="mailto:tailwindcss@latest" text:style-name="Internet_20_link" text:visited-style-name="Visited_20_Internet_20_Link"><text:span text:style-name="T2">tailwindcss@latest</text:span></text:a><text:span text:style-name="T2"> </text:span><text:a xlink:type="simple" xlink:href="mailto:postcss@latest" text:style-name="Internet_20_link" text:visited-style-name="Visited_20_Internet_20_Link"><text:span text:style-name="T2">postcss@latest</text:span></text:a><text:span text:style-name="T2"> autoprefixer@latest </text:span><text:s/></text:p>
      <text:p text:style-name="P9"/>
      <text:p text:style-name="P9">step 3) <text:s/><text:span text:style-name="T3">Then Create 2 Folder in your Folder:</text:span></text:p>
      <text:p text:style-name="P13"><text:s text:c="10"/>1) Public</text:p>
      <text:p text:style-name="P10"><text:s text:c="10"/>2) src</text:p>
      <text:p text:style-name="P10"/>
      <text:p text:style-name="P10">step 4) include 3 utilities in src/style.css</text:p>
      <text:p text:style-name="P10"><text:tab/> <text:s/>@tailwind base;</text:p>
      <text:p text:style-name="P10"><text:s text:c="11"/>@tailwind components;</text:p>
      <text:p text:style-name="P10"><text:tab/> <text:s/>@tailwind utilities;</text:p>
      <text:p text:style-name="P10">box sizing in css</text:p>
      <text:p text:style-name="P10">step 5) Then Create a build variable in script object :</text:p>
      <text:p text:style-name="P10"><text:tab/> “script”:{</text:p>
      <text:p text:style-name="P10"><text:tab/> “test”: .............................,</text:p>
      <text:p text:style-name="P10"><text:s text:c="10"/>“build:tailwind:“tailwind css build src/style.css -o public/style.css” ”</text:p>
      <text:p text:style-name="P10"/>
      <text:p text:style-name="P10">step 6) then run this command in terminal :</text:p>
      <text:p text:style-name="P10"><text:s text:c="11"/>npm run build:tailwind</text:p>
      <text:p text:style-name="P10"><text:soft-page-break/></text:p>
      <text:p text:style-name="P10">step 7) for custom css you can create a file using these command :</text:p>
      <text:p text:style-name="P10"><text:s text:c="11"/>npx tailwindcss init</text:p>
      <text:p text:style-name="P10"/>
      <text:p text:style-name="P10"/>
      <text:p text:style-name="P10"/>
      <text:p text:style-name="P10"/>
      <text:p text:style-name="P11">2) via Tailwind CLI</text:p>
      <text:p text:style-name="P11"/>
      <text:p text:style-name="P11">command :</text:p>
      <text:p text:style-name="P11">npx tailwindcss -o tailwind.css</text:p>
      <text:p text:style-name="P10"/>
      <text:p text:style-name="P10"/>
      <text:p text:style-name="P10"><text:span text:style-name="T8">3</text:span>) via CDN</text:p>
      <text:p text:style-name="P10"/>
      <text:p text:style-name="P10">paste the Tailwind CSS CDN Link in head tag :</text:p>
      <text:p text:style-name="P10"/>
      <text:p text:style-name="P12">&lt;<text:span text:style-name="T4">link</text:span> <text:span text:style-name="T5">href</text:span><text:span text:style-name="T4">=</text:span><text:span text:style-name="T6">"</text:span><text:span text:style-name="T7">https://unpkg.com/tailwindcss@^2/dist/tailwind.min.css</text:span><text:span text:style-name="T6">"</text:span> <text:span text:style-name="T5">rel</text:span><text:span text:style-name="T4">=</text:span><text:span text:style-name="T6">"</text:span><text:span text:style-name="T7">stylesheet</text:span><text:span text:style-name="T6">"</text:span>&gt;</text:p>
      <text:p text:style-name="P10"/>
      <text:p text:style-name="P10"/>
      <text:p text:style-name="P10"/>
      <text:p text:style-name="P10"/>
      <text:p text:style-name="P10"/>
      <text:p text:style-name="P9"/>
      <text:p text:style-name="P9"><text:tab/> 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25">Margin &amp; Paddding</text:p>
      <text:p text:style-name="P26"/>
      <text:p text:style-name="P16">Margin :</text:p>
      <text:p text:style-name="P16"/>
      <text:p text:style-name="P16"/>
      <text:p text:style-name="P19"><text:s text:c="10"/>Vanilla CSS <text:s text:c="37"/>Tailwind <text:s text:c="16"/></text:p>
      <text:p text:style-name="P31"><text:s text:c="6"/>Margin-left: 20px <text:s text:c="34"/>ml-20 <text:s text:c="4"/></text:p>
      <text:p text:style-name="P17"><text:s text:c="5"/>Margin-right: 20px <text:s text:c="6"/><text:tab/><text:tab/><text:tab/> <text:s text:c="6"/>mr-20 <text:s text:c="3"/></text:p>
      <text:p text:style-name="P17"/>
      <text:p text:style-name="P17"><text:s text:c="5"/>Margin-top: 20px<text:tab/> <text:s text:c="33"/>mt-20 <text:s text:c="4"/></text:p>
      <text:p text:style-name="P16"/>
      <text:p text:style-name="P17"><text:s text:c="5"/>Margin-bottom: 20px <text:s text:c="28"/>mb-20 <text:s/></text:p>
      <text:p text:style-name="P16"/>
      <text:p text:style-name="P16"/>
      <text:p text:style-name="P16"/>
      <text:p text:style-name="P16">margin on X-axis : mx <text:s text:c="2"/></text:p>
      <text:p text:style-name="P16"/>
      <text:p text:style-name="P16">margin on Y-axis : my <text:s text:c="2"/></text:p>
      <text:p text:style-name="P1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16">Padding : <text:s text:c="2"/></text:p>
      <text:p text:style-name="P16"/>
      <text:p text:style-name="P16"/>
      <text:p text:style-name="P16"><text:s text:c="9"/><text:span text:style-name="T11">Vanilla CSS <text:s text:c="41"/>Tailwind</text:span></text:p>
      <text:p text:style-name="P16"/>
      <text:p text:style-name="P18"><text:s text:c="4"/>Padding-left: 20px <text:s text:c="38"/>pl-20 </text:p>
      <text:p text:style-name="P16"/>
      <text:p text:style-name="P18"><text:s text:c="4"/>Padding-right: 20px <text:s text:c="36"/>pr-20 </text:p>
      <text:p text:style-name="P16"/>
      <text:p text:style-name="P18"><text:s text:c="4"/>Padding-top: 20px <text:s text:c="38"/>pt-20</text:p>
      <text:p text:style-name="P16"/>
      <text:p text:style-name="P18"><text:s text:c="3"/>Padding-bottom: 20px <text:s text:c="32"/>pb-20</text:p>
      <text:p text:style-name="P16"/>
      <text:p text:style-name="P16"/>
      <text:p text:style-name="P16"/>
      <text:p text:style-name="P16">Padding on X-axis : px <text:s text:c="2"/></text:p>
      <text:p text:style-name="P16"/>
      <text:p text:style-name="P16">Padding on Y-axis : my <text:s text:c="2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30">Box Sizing</text:p>
      <text:p text:style-name="P29"/>
      <text:p text:style-name="P29"/>
      <text:p text:style-name="P29"><text:tab/> <text:span text:style-name="T12">Vanilla CSS <text:s text:c="55"/>Tailwind</text:span></text:p>
      <text:p text:style-name="P16"/>
      <text:p text:style-name="P22"><text:s text:c="3"/>box-sizing: border-box <text:s text:c="43"/>box-border</text:p>
      <text:p text:style-name="P22"/>
      <text:p text:style-name="P22"><text:s text:c="2"/>box-sizing: content-box <text:s text:c="42"/>box-content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Dispaly</text:p>
      <text:p text:style-name="P28"/>
      <text:p text:style-name="P28"/>
      <text:p text:style-name="P19"><text:s text:c="5"/><text:span text:style-name="T11">Vanilla CSS <text:s text:c="69"/>Tailwind</text:span></text:p>
      <text:p text:style-name="P19"/>
      <text:p text:style-name="P19"><text:s text:c="4"/><text:span text:style-name="T11">display: block; <text:s text:c="68"/>block</text:span></text:p>
      <text:p text:style-name="P19"><text:s text:c="3"/></text:p>
      <text:p text:style-name="P19"><text:s text:c="4"/><text:span text:style-name="T11">display: inline <text:s text:c="69"/>inline</text:span></text:p>
      <text:p text:style-name="P19"/>
      <text:p text:style-name="P20"><text:s text:c="4"/><text:span text:style-name="T11">display: inline-block; <text:s text:c="53"/>inline-block</text:span></text:p>
      <text:p text:style-name="P20"/>
      <text:p text:style-name="P20"><text:s text:c="3"/><text:span text:style-name="T11">display: flex; <text:s text:c="72"/></text:span><text:span text:style-name="T13">f</text:span><text:span text:style-name="T11">lex</text:span></text:p>
      <text:p text:style-name="P20"/>
      <text:p text:style-name="P20"><text:s text:c="3"/><text:span text:style-name="T11">display: </text:span><text:span text:style-name="T13">inline-flex; <text:s text:c="57"/>inline-flex</text:span></text:p>
      <text:p text:style-name="P20"/>
      <text:p text:style-name="P21"><text:s text:c="2"/><text:span text:style-name="T11">display: </text:span><text:span text:style-name="T13">grid; <text:s text:c="72"/>grid</text:span></text:p>
      <text:p text:style-name="P21"/>
      <text:p text:style-name="P21"><text:s text:c="2"/><text:span text:style-name="T11">display: </text:span><text:span text:style-name="T13">inline-grid <text:s text:c="58"/>inline-grid</text:span></text:p>
      <text:p text:style-name="P21"/>
      <text:p text:style-name="P21"><text:span text:style-name="T11"><text:s text:c="2"/>display: </text:span><text:span text:style-name="T13">none; <text:s text:c="68"/>hidden</text:span>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4:54:54.108341562</meta:creation-date>
    <dc:date>2021-09-06T23:09:04.978051361</dc:date>
    <meta:editing-duration>PT7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8" meta:paragraph-count="73" meta:word-count="281" meta:character-count="3415" meta:non-whitespace-character-count="1578"/>
  </office:meta>
</office:document-meta>
</file>